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–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–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– A, 6CntKbGMhcBqqnHmgGM99 –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– F, CwPrBwgWTjRL9kPchD6G7 –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– F, 7bHMKdmh9wJkpqH6Hk7rM –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– F, GbmNLthWjCHfML9thPbbt –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– F, LdhWCQdJmzHn9gChmWRPG –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–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–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– 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OUT042</text:p>
          </table:table-cell>
          <table:table-cell table:style-name="ce2" office:value-type="string" calcext:value-type="string">
            <text:p>OUT160</text:p>
          </table:table-cell>
          <table:table-cell table:number-columns-repeated="3" table:style-name="ce2" office:value-type="string" calcext:value-type="string">
            <text:p>null</text:p>
          </table:table-cell>
          <table:table-cell table:style-name="ce2"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 style:data-style-name="N2" text:time-value="21:37:53.0283965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30T21:37:57.444387497</dc:date>
    <meta:editing-duration>PT4H10M41S</meta:editing-duration>
    <meta:editing-cycles>56</meta:editing-cycles>
    <meta:generator>LibreOffice/7.2.5.2$MacOSX_X86_64 LibreOffice_project/499f9727c189e6ef3471021d6132d4c694f357e5</meta:generator>
    <meta:document-statistic meta:table-count="1" meta:cell-count="420" meta:object-count="0"/>
  </office:meta>
</office:document-meta>
</file>